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6.858cm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3.88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textarea-vertical-align="middle"/>
    </style:style>
    <style:style style:name="P1" style:family="paragraph">
      <style:text-properties fo:color="#009900" fo:font-size="100pt" fo:font-weight="bold" style:font-size-asian="100pt" style:font-weight-asian="bold" style:font-size-complex="100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color="#c5000b" fo:font-size="100pt" style:font-size-asian="100pt" style:font-size-complex="100pt"/>
    </style:style>
    <style:style style:name="P4" style:family="paragraph">
      <style:paragraph-properties fo:text-align="center"/>
      <style:text-properties fo:color="#c5000b" fo:font-size="100pt" style:font-size-asian="100pt" style:font-size-complex="100pt"/>
    </style:style>
    <style:style style:name="T1" style:family="text">
      <style:text-properties fo:color="#009900" fo:font-size="100pt" fo:font-weight="bold" style:font-size-asian="100pt" style:font-weight-asian="bold" style:font-size-complex="100pt" style:font-weight-complex="bold"/>
    </style:style>
    <style:style style:name="T2" style:family="text">
      <style:text-properties fo:color="#c5000b" fo:font-size="100pt" style:font-size-asian="100pt" style:font-size-complex="1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9cm" svg:height="7.108cm" svg:x="4.399cm" svg:y="5.053cm">
            <draw:text-box>
              <text:p text:style-name="P1"><text:span text:style-name="T1">a b c d</text:span></text:p>
            </draw:text-box>
          </draw:frame>
          <draw:path draw:style-name="gr2" draw:text-style-name="P2" draw:layer="layout" svg:width="4.317cm" svg:height="1.677cm" svg:x="2.04cm" svg:y="5.48cm" svg:viewBox="0 0 4318 1678" svg:d="m1905 1651 2413-1651zm127 27-2032-1524z">
            <text:p/>
          </draw:path>
          <draw:frame draw:style-name="gr3" draw:text-style-name="P3" draw:layer="layout" svg:width="4.699cm" svg:height="4.196cm" svg:x="2.621cm" svg:y="3.016cm">
            <draw:text-box>
              <text:p text:style-name="P3"><text:span text:style-name="T2">e</text:span></text:p>
            </draw:text-box>
          </draw:frame>
          <draw:custom-shape draw:style-name="gr4" draw:text-style-name="P2" draw:layer="layout" svg:width="2.775cm" svg:height="3.048cm" svg:x="7.158cm" svg:y="5.53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4" draw:layer="layout" svg:width="2.921cm" svg:height="3.175cm" svg:x="10.16cm" svg:y="2.043cm">
            <text:p text:style-name="P2"><text:span text:style-name="T2">f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6" draw:text-style-name="P2" draw:layer="layout" svg:x1="9.225cm" svg:y1="5.815cm" svg:x2="10.495cm" svg:y2="4.672cm">
            <text:p/>
          </draw:line>
          <draw:line draw:style-name="gr6" draw:text-style-name="P2" draw:layer="layout" svg:x1="13.035cm" svg:y1="6.704cm" svg:x2="16.21cm" svg:y2="6.45cm">
            <text:p/>
          </draw:line>
          <draw:line draw:style-name="gr6" draw:text-style-name="P2" draw:layer="layout" svg:x1="13.162cm" svg:y1="7.72cm" svg:x2="16.083cm" svg:y2="7.46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102cm" svg:stroke-color="#c5000b" draw:marker-start-width="0.356cm" draw:marker-start-center="false" draw:marker-end-width="0.356cm" draw:marker-end-center="false" draw:fill="none" draw:fill-color="#999999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line-distance="2.159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102cm" svg:stroke-color="#cc0000" draw:marker-start-width="0.356cm" draw:marker-end-width="0.356cm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o </meta:initial-creator>
    <meta:creation-date>2014-09-24T22:17:29.796327160</meta:creation-date>
    <dc:date>2014-09-24T22:41:56.267875011</dc:date>
    <dc:creator>so </dc:creator>
    <meta:editing-duration>PT9M16S</meta:editing-duration>
    <meta:editing-cycles>1</meta:editing-cycles>
    <meta:document-statistic meta:object-count="9"/>
    <meta:generator>LibreOffice/4.1.3.2$Linux_x86 LibreOffice_project/410m0$Build-2</meta:generator>
  </office:meta>
</office:document-meta>
</file>